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0be69" officeooo:paragraph-rsid="0010be69" style:font-size-asian="18.3500003814697pt" style:font-size-complex="21pt"/>
    </style:style>
    <style:style style:name="P2" style:family="paragraph" style:parent-style-name="Standard">
      <style:text-properties fo:font-size="21pt" officeooo:rsid="00113e2a" officeooo:paragraph-rsid="00113e2a" style:font-size-asian="18.3500003814697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github denemem</text:p>
      <text:p text:style-name="P1"/>
      <text:p text:style-name="P1"/>
      <text:p text:style-name="P2">Merhaba herke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2:08:42.008651678</meta:creation-date>
    <dc:date>2022-10-17T01:11:06.225798944</dc:date>
    <meta:editing-duration>PT6H17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" meta:word-count="5" meta:character-count="32" meta:non-whitespace-character-count="29"/>
  </office:meta>
</office:document-meta>
</file>